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bout Vehcurity:</text:p>
      <text:p text:style-name="Standard"/>
      <text:p text:style-name="Standard">Vehcurity is the world’s first mobile-based crowdsourcing automobile surveillance and security service, offering real peace of mind to owners across the world.</text:p>
      <text:p text:style-name="Standard"/>
      <text:p text:style-name="Standard">Vehcurity is headquartered in Kampala, Uganda. Our service is delivered by Vehcurity, a mobile application available on Play Store and very soon on App Store.</text:p>
      <text:p text:style-name="Standard"/>
      <text:p text:style-name="Standard">FEATURES edits</text:p>
      <text:p text:style-name="Standard"/>
      <text:p text:style-name="Standard">Real-time security service:</text:p>
      <text:p text:style-name="Standard"/>
      <text:p text:style-name="Standard">Our guards are always on standby. As soon as your request is received by Vehcurity' a guard is dispatched to your vehicle or automobile within minutes. Guarding starts as soon as you authorize the guarding session to start.</text:p>
      <text:p text:style-name="Standard"/>
      <text:p text:style-name="Standard">Professional Services:</text:p>
      <text:p text:style-name="Standard">Our services are data-driven with real time service and historical data and information on our guards, should you need to track past transactions.</text:p>
      <text:p text:style-name="Standard"/>
      <text:p text:style-name="Standard">Flexible Payments</text:p>
      <text:p text:style-name="Standard"/>
      <text:p text:style-name="Standard">We understand that customers prefer flexible payment channels to transact with businesses. We have made provision for most digital payment solutions. From mobile money,  to wallets, Visa cards, Paypal, and cash. In addition, we have rolled out Vehcoin, our own digital currency that is a ailable to our customers and guards. Thanks to the power of boundless innovation.</text:p>
      <text:p text:style-name="Standard"/>
      <text:p text:style-name="Standard">CAREERS edits.</text:p>
      <text:p text:style-name="Standard"/>
      <text:p text:style-name="Standard">Available vacancies</text:p>
      <text:p text:style-name="Standard"/>
      <text:p text:style-name="Standard">IT Manager:  We looking for a passionate Information Technology expert with 2-3 years experience in managing complex Small Medium and Enterprise (SME) infrastructure. You should have a background in software engineering, data security and business applications. A degree in information technology is desired but not a must if relevant experience and expertise can be demonstrated.</text:p>
      <text:p text:style-name="Standard"/>
      <text:p text:style-name="Standard">Region Market Executives (5): The responsibility of a Region Market Executive is to supervise a team of Route Vehcutives within a given jurisdiction to ensure timely and effective service delivery. </text:p>
      <text:p text:style-name="Standard">You should have working experience of at least 1 year, in a managerial position. In addition, you should know how to write and express yourself in English and Luganda or any other Ugandan dialect that may be applicable in service.</text:p>
      <text:p text:style-name="Standard"/>
      <text:p text:style-name="Standard">Route Vehcutives (60): The Route Vehcutive’s primary responsibility is to provide surveillance to automobiles that are in custody of Vehcurity. You are required to have a diploma or degree in any field of study. You should know how to write and express yourself in English and Luganda or any other Ugandan dialect as may be seen fit for the service. Having security training background is an added advantage.</text:p>
      <text:p text:style-name="Standard"/>
      <text:p text:style-name="Standard"> Executive Admin Assistant (1)</text:p>
      <text:p text:style-name="Standard"><text:soft-page-break/>The executive admin assistant is in charge of handling day-to-day office administration tasks including; Front office assignments, and executive assistance to the senior management team at Vehcurity. You should know how to write and express yourself in English, have front office experience of at least 1 year or more.</text:p>
      <text:p text:style-name="Standard"/>
      <text:p text:style-name="Standard"/>
      <text:p text:style-name="Standard">CONTACT US</text:p>
      <text:p text:style-name="Standard">Please fill in the details below and we will get back to you.</text:p>
      <text:p text:style-name="Standard"/>
      <text:p text:style-name="Standard">Name: </text:p>
      <text:p text:style-name="Standard">Business name:</text:p>
      <text:p text:style-name="Standard">Phone number:</text:p>
      <text:p text:style-name="Standard">Email address.</text:p>
      <text:p text:style-name="Standard"/>
      <text:p text:style-name="Standard"/>
      <text:p text:style-name="Standard">Add a field for people to leave their contact details instead of us providing our contact details. </text:p>
      <text:p text:style-name="Standard"/>
      <text:p text:style-name="Standard">Let's hide the address and phone number</text:p>
      <text:p text:style-name="Standard"> Add social media contacts</text:p>
      <text:p text:style-name="Standard"/>
      <text:p text:style-name="Standard">Twitter - @VehcurityUG </text:p>
      <text:p text:style-name="Standard">Facebook - @VehcurityUG</text:p>
      <text:p text:style-name="Standard"/>
      <text:p text:style-name="Standard"/>
      <text:p text:style-name="Standard">Copyright ©2019 All rights reserved | by Vehcurity Uganda.</text:p>
      <text:p text:style-name="Standard"/>
      <text:p text:style-name="Standard">Media Centre:</text:p>
      <text:p text:style-name="Standard"/>
      <text:p text:style-name="Standard">Buttons: Press Release.  Photos. Videos</text:p>
      <text:p text:style-name="Standard"/>
      <text:p text:style-name="Standard"/>
      <text:p text:style-name="Standard">FAQ  (I have edited the answers below)</text:p>
      <text:p text:style-name="Standard">What is Vehcurity?</text:p>
      <text:p text:style-name="Standard"/>
      <text:p text:style-name="Standard">Vehcurity is the world’s first mobile-based crowdsourcing automobile surveillance security service, offering real peace of mind to automobile owners across the world. Vehcurity is headquartered in Kampala, Uganda. Our service is delivered by Vehcurity, a mobile application available on Play Store and soon the App Store.</text:p>
      <text:p text:style-name="Standard"/>
      <text:p text:style-name="Standard">Do you have employment opportunities?</text:p>
      <text:p text:style-name="Standard"/>
      <text:p text:style-name="Standard">Vehcurity is looking for young and energetic ladies and gents to join our network of employees to offer unmatched services to car owners in Uganda and the rest of Africa. We are recruiting to fill various positions in our company. Please check our careers page from time to time for details on available opportunities. Successful candidates will be shortlisted and contacted to interview with our compan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6T17:39:52.175287214</meta:creation-date>
    <dc:date>2019-07-26T17:40:22.104825942</dc:date>
    <meta:editing-duration>PT33S</meta:editing-duration>
    <meta:editing-cycles>1</meta:editing-cycles>
    <meta:document-statistic meta:table-count="0" meta:image-count="0" meta:object-count="0" meta:page-count="2" meta:paragraph-count="37" meta:word-count="626" meta:character-count="4005" meta:non-whitespace-character-count="3406"/>
    <meta:generator>LibreOffice/6.0.7.3$Linux_X86_64 LibreOffice_project/00m0$Build-3</meta:generator>
  </office:meta>
</office:document-meta>
</file>